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371F0000371F6925B609.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ans" officeooo:rsid="001c7574"/>
    </style:style>
    <style:style style:name="P2" style:family="paragraph" style:parent-style-name="Standard">
      <style:text-properties style:font-name="Liberation Sans" officeooo:rsid="001c7574" officeooo:paragraph-rsid="001c7574"/>
    </style:style>
    <style:style style:name="P3" style:family="paragraph" style:parent-style-name="Standard">
      <style:text-properties style:font-name="Liberation Sans" officeooo:rsid="001d910d" officeooo:paragraph-rsid="001d910d"/>
    </style:style>
    <style:style style:name="P4" style:family="paragraph" style:parent-style-name="Standard">
      <style:text-properties officeooo:rsid="001c7574" officeooo:paragraph-rsid="001c7574"/>
    </style:style>
    <style:style style:name="P5"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normal" officeooo:rsid="004ec61b" officeooo:paragraph-rsid="004ec61b" style:font-size-asian="11pt" style:font-size-complex="11pt"/>
    </style:style>
    <style:style style:name="P6"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normal" officeooo:rsid="004ec61b" officeooo:paragraph-rsid="0058c396" style:font-size-asian="11pt" style:font-size-complex="11pt"/>
    </style:style>
    <style:style style:name="P7" style:family="paragraph" style:parent-style-name="Text_20_body">
      <style:paragraph-properties fo:text-align="justify" style:justify-single-word="false"/>
      <style:text-properties fo:font-variant="normal" fo:text-transform="none" fo:color="#000000" style:font-name="Liberation Sans" fo:font-size="11pt" fo:letter-spacing="normal" fo:language="it" fo:country="IT" fo:font-style="normal" fo:font-weight="normal" officeooo:paragraph-rsid="00594dd0"/>
    </style:style>
    <style:style style:name="P8"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paragraph-rsid="00629213"/>
    </style:style>
    <style:style style:name="P9" style:family="paragraph" style:parent-style-name="Text_20_body">
      <style:paragraph-properties fo:text-align="justify" style:justify-single-word="false"/>
      <style:text-properties fo:font-variant="normal" fo:text-transform="none" fo:color="#000000" style:font-name="arial" fo:font-size="12pt" fo:letter-spacing="normal" fo:language="it" fo:country="IT" fo:font-style="normal" fo:font-weight="normal" officeooo:paragraph-rsid="00594dd0"/>
    </style:style>
    <style:style style:name="P10" style:family="paragraph" style:parent-style-name="Text_20_body">
      <style:paragraph-properties fo:text-align="justify" style:justify-single-word="false"/>
      <style:text-properties fo:font-variant="normal" fo:text-transform="none" fo:color="#000000" style:font-name="arial" fo:font-size="12pt" fo:letter-spacing="normal" fo:language="it" fo:country="IT" fo:font-style="normal" fo:font-weight="normal" officeooo:paragraph-rsid="00629213"/>
    </style:style>
    <style:style style:name="P11" style:family="paragraph" style:parent-style-name="Heading_20_2">
      <style:text-properties officeooo:rsid="00183054"/>
    </style:style>
    <style:style style:name="P12" style:family="paragraph" style:parent-style-name="Heading_20_2">
      <style:text-properties officeooo:rsid="00183054" officeooo:paragraph-rsid="0058c396"/>
    </style:style>
    <style:style style:name="P13" style:family="paragraph" style:parent-style-name="Heading_20_1">
      <style:paragraph-properties fo:margin-top="0.22cm" fo:margin-bottom="0.109cm" fo:text-align="center" style:justify-single-word="false"/>
      <style:text-properties officeooo:rsid="001c7574" officeooo:paragraph-rsid="0028c542"/>
    </style:style>
    <style:style style:name="T1" style:family="text">
      <style:text-properties officeooo:rsid="004621b3"/>
    </style:style>
    <style:style style:name="T2" style:family="text">
      <style:text-properties officeooo:rsid="0051c07b"/>
    </style:style>
    <style:style style:name="T3" style:family="text">
      <style:text-properties officeooo:rsid="005262cb"/>
    </style:style>
    <style:style style:name="T4" style:family="text">
      <style:text-properties officeooo:rsid="00538be6"/>
    </style:style>
    <style:style style:name="T5" style:family="text">
      <style:text-properties officeooo:rsid="0053b56e"/>
    </style:style>
    <style:style style:name="T6" style:family="text">
      <style:text-properties officeooo:rsid="0057104a"/>
    </style:style>
    <style:style style:name="T7" style:family="text">
      <style:text-properties officeooo:rsid="0058c396"/>
    </style:style>
    <style:style style:name="T8" style:family="text">
      <style:text-properties style:font-name="arial" fo:font-size="12pt" officeooo:rsid="00594dd0"/>
    </style:style>
    <style:style style:name="T9" style:family="text">
      <style:text-properties style:font-name="arial" fo:font-size="12pt" officeooo:rsid="004ec61b" style:font-size-asian="11pt" style:font-size-complex="11pt"/>
    </style:style>
    <style:style style:name="T10" style:family="text">
      <style:text-properties officeooo:rsid="00594dd0" style:font-size-asian="11pt" style:font-size-complex="11pt"/>
    </style:style>
    <style:style style:name="T11" style:family="text">
      <style:text-properties officeooo:rsid="004ec61b" style:font-size-asian="11pt" style:font-size-complex="11pt"/>
    </style:style>
    <style:style style:name="T12" style:family="text">
      <style:text-properties officeooo:rsid="0059c403" style:font-size-asian="11pt" style:font-size-complex="11pt"/>
    </style:style>
    <style:style style:name="T13" style:family="text">
      <style:text-properties officeooo:rsid="005aa2c5" style:font-size-asian="11pt" style:font-size-complex="11pt"/>
    </style:style>
    <style:style style:name="T14" style:family="text">
      <style:text-properties officeooo:rsid="005c358a" style:font-size-asian="11pt" style:font-size-complex="11pt"/>
    </style:style>
    <style:style style:name="T15" style:family="text">
      <style:text-properties officeooo:rsid="005da81c" style:font-size-asian="11pt" style:font-size-complex="11pt"/>
    </style:style>
    <style:style style:name="T16" style:family="text">
      <style:text-properties officeooo:rsid="0064350c" style:font-size-asian="11pt" style:font-size-complex="11pt"/>
    </style:style>
    <style:style style:name="T17" style:family="text">
      <style:text-properties officeooo:rsid="004ec61b" fo:background-color="#ffffff" style:font-size-asian="11pt" style:font-size-complex="11pt"/>
    </style:style>
    <style:style style:name="T18" style:family="text">
      <style:text-properties officeooo:rsid="005da81c" fo:background-color="#ffffff" style:font-size-asian="11pt" style:font-size-complex="11pt"/>
    </style:style>
    <style:style style:name="T19" style:family="text">
      <style:text-properties officeooo:rsid="005e68d8" fo:background-color="#ffffff" style:font-size-asian="11pt" style:font-size-complex="11pt"/>
    </style:style>
    <style:style style:name="T20" style:family="text">
      <style:text-properties officeooo:rsid="005fdf6e" fo:background-color="#ffffff" style:font-size-asian="11pt" style:font-size-complex="11pt"/>
    </style:style>
    <style:style style:name="T21" style:family="text">
      <style:text-properties officeooo:rsid="0060ceb2" fo:background-color="#ffffff" style:font-size-asian="11pt" style:font-size-complex="11pt"/>
    </style:style>
    <style:style style:name="T22" style:family="text">
      <style:text-properties officeooo:rsid="00629213" fo:background-color="#ffffff" style:font-size-asian="11pt" style:font-size-complex="11pt"/>
    </style:style>
    <style:style style:name="T23" style:family="text">
      <style:text-properties officeooo:rsid="0064350c" fo:background-color="#ffffff" style:font-size-asian="11pt" style:font-size-complex="11pt"/>
    </style:style>
    <style:style style:name="T24" style:family="text">
      <style:text-properties officeooo:rsid="0066c6e7" fo:background-color="#ffffff" style:font-size-asian="11pt" style:font-size-complex="11pt"/>
    </style:style>
    <style:style style:name="T25" style:family="text">
      <style:text-properties officeooo:rsid="006758f7" fo:background-color="#ffffff" style:font-size-asian="11pt" style:font-size-complex="11pt"/>
    </style:style>
    <style:style style:name="T26" style:family="text">
      <style:text-properties officeooo:rsid="0068cf44" fo:background-color="#ffffff" style:font-size-asian="11pt" style:font-size-complex="11pt"/>
    </style:style>
    <style:style style:name="T27" style:family="text">
      <style:text-properties officeooo:rsid="0069c4a2" fo:background-color="#ffffff" style:font-size-asian="11pt" style:font-size-complex="11pt"/>
    </style:style>
    <style:style style:name="T28" style:family="text">
      <style:text-properties fo:language="it" fo:country="IT"/>
    </style:style>
    <style:style style:name="T29" style:family="text">
      <style:text-properties fo:language="it" fo:country="IT" officeooo:rsid="0064350c"/>
    </style:style>
    <style:style style:name="T30" style:family="text">
      <style:text-properties fo:language="it" fo:country="IT" officeooo:rsid="00629213" fo:background-color="#ffffff" style:font-size-asian="11pt" style:font-size-complex="11pt"/>
    </style:style>
    <style:style style:name="T31" style:family="text">
      <style:text-properties fo:language="it" fo:country="IT" officeooo:rsid="0064350c" fo:background-color="#ffffff" style:font-size-asian="11pt" style:font-size-complex="11pt"/>
    </style:style>
    <style:style style:name="T32" style:family="text">
      <style:text-properties officeooo:rsid="004ec61b" fo:background-color="#e6ecf9" style:font-size-asian="11pt" style:font-size-complex="11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raw:frame draw:style-name="fr1" draw:name="immagini1" text:anchor-type="paragraph" svg:y="0.03cm" svg:width="5.278cm" style:rel-width="30%" svg:height="5.05cm" style:rel-height="22%" draw:z-index="0"><draw:image xlink:href="Pictures/200000070000371F0000371F6925B609.svm" xlink:type="simple" xlink:show="embed" xlink:actuate="onLoad"/></draw:frame><text:line-break/>Dycapo: On the creation of an open-source <text:span text:style-name="T1">Server</text:span></text:h>
      <text:h text:style-name="P13" text:outline-level="1">and a Protocol for Dynamic Carpooling </text:h>
      <text:p text:style-name="P2"/>
      <text:p text:style-name="P2">Daniel Graziotin</text:p>
      <text:p text:style-name="P3">Thesis advisor: Paolo Massa, Ph. D.</text:p>
      <text:p text:style-name="P4"/>
      <text:h text:style-name="P11" text:outline-level="2">ABSTRACT</text:h>
      <text:p text:style-name="P5">Using a private car is a transportation system very common in industrialized countries. However, it causes different problems such as overuse of oil, traffic jams causing earth pollution, health problems and an inefficient use of personal time. </text:p>
      <text:p text:style-name="P5">One possible solution to these problems is carpooling, i.e. sharing a trip on a private car of a driver with one or more passengers. Carpooling would reduce the number of cars on streets hence providing worldwide environmental, economical and social benefits. The matching of drivers and passengers can be facilitated by information and communication technologies. Typically, a driver inserts on a web-site the availability of empty seats on his/her car for a planned trip and potential passengers can search for trips and contact the drivers. This process is slow and can be appropriate for long trips planned days in advance. We call <text:span text:style-name="T2">this</text:span> static carpooling and we note <text:span text:style-name="T3">it</text:span> is not used frequently by people even if there are already <text:span text:style-name="T4">many</text:span> web-sites offering this service and in fact the only real open challenge is widespread adoption. </text:p>
      <text:p text:style-name="P5">Dynamic carpooling, on the other hand, takes advantage of the recent and increasing adoption of Internet-connected geo-aware mobile devices for enabling impromptu trip opportunities. Passengers request trips directly on the street and can find a suitable ride in just few minutes. Currently there are no dynamic carpooling systems widely used. While adoption is still a key issue, dynamic carpooling still offers many open basic <text:span text:style-name="T5">challenges</text:span> related to the implementation of the technological infrastructure. </text:p>
      <text:p text:style-name="P5">This dissertation describes Dycapo, an open-source project <text:span text:style-name="T6">for enabling </text:span>dynamic carpooling services. After a review of the state of the art and a comparative analysis of dynamic carpooling issues, the two main components of the project are described, namely the protocol and the server. Dycapo Protocol is an open REST-based protocol for sharing trip information among dynamic carpooling clients and servers, taking inspiration from OpenTrip, a previously proposed protocol. Dycapo Server is a prototype providing web services for dynamic carpooling functionalities, implementing Dycapo Protocol. Our aim with the release of an open protocol and open source code is to provide a missing standard and platform that providers of dynamic carpooling services can adopt and extend.</text:p>
      <text:h text:style-name="P12" text:outline-level="2"><text:soft-page-break/><text:span text:style-name="T7">Riassunto</text:span></text:h>
      <text:p text:style-name="P7"><text:span text:style-name="T10">L'utilizzo di un veicolo privato è un sistema di trasposto molto diffuso nei Paesi industrializzati. </text:span><text:span text:style-name="T8">Tuttavia questo utilizzo provoca diversi problemi, come ad esempio un uso eccessivo di petrolio e suoi derivati, congestioni di traffico causando inquinamento, problemi di salute e un uso inefficiente del proprio tempo.</text:span></text:p>
      <text:p text:style-name="P7"><text:span text:style-name="T9"/></text:p>
      <text:p text:style-name="P9"><text:span text:style-name="T11">Una possibile soluzione a questi problemi è </text:span><text:span text:style-name="T12">il </text:span><text:span text:style-name="T11">carpooling, </text:span><text:span text:style-name="T12">ovvero la condivisione di</text:span><text:span text:style-name="T11"> un viaggio su una macchina privata </text:span><text:span text:style-name="T13">tra un</text:span><text:span text:style-name="T11"> </text:span><text:span text:style-name="T15">conducente</text:span><text:span text:style-name="T11"> </text:span><text:span text:style-name="T14">ed uno </text:span><text:span text:style-name="T11">o più passeggeri. </text:span><text:span text:style-name="T15">Il carpooling ridurrebbe</text:span><text:span text:style-name="T17"> il numero di auto sulle strade di tutto il mondo</text:span><text:span text:style-name="T18">,</text:span><text:span text:style-name="T17"> fornendo quindi benefici ambientali, economici e sociali. L'</text:span><text:span text:style-name="T18">incontro</text:span><text:span text:style-name="T17"> </text:span><text:span text:style-name="T18">tra</text:span><text:span text:style-name="T17"> conducenti e passeggeri può essere facilitato dalle tecnologie dell'informazione e della comunicazione. Tipicamente, un autista inserisce su un sito web la disponibilità di posti vuoti </text:span><text:span text:style-name="T18">della</text:span><text:span text:style-name="T17"> sua auto, per un viaggio pianificato, </text:span><text:span text:style-name="T18">mentr</text:span><text:span text:style-name="T17">e </text:span><text:span text:style-name="T19">i </text:span><text:span text:style-name="T17">potenziali passeggeri possono cercare </text:span><text:span text:style-name="T19">i viaggi inseriti e contattare gli autisti</text:span><text:span text:style-name="T17">. Questo processo è lento e può essere adeguato per </text:span><text:span text:style-name="T20">lunghi</text:span><text:span text:style-name="T17"> viaggi, </text:span><text:span text:style-name="T20">pianificati</text:span><text:span text:style-name="T17"> </text:span><text:span text:style-name="T20">con </text:span><text:span text:style-name="T17">giorni di anticipo. Noi </text:span><text:span text:style-name="T21">definiamo</text:span><text:span text:style-name="T17"> questo </text:span><text:span text:style-name="T21">fenomeno carpooling </text:span><text:span text:style-name="T26">statico</text:span><text:span text:style-name="T17"> e notiamo che non è usato frequentemente, anche se ci sono già molti siti che offrono questo servizio. </text:span><text:span text:style-name="T21">D</text:span><text:span text:style-name="T17">i fatto, l'unica vera sfida aperta è un'adozione diffusa </text:span><text:span text:style-name="T21">di questi servizi.</text:span></text:p>
      <text:p text:style-name="P9"><text:span text:style-name="T21"/></text:p>
      <text:p text:style-name="P10"><text:span text:style-name="T22">D'altra parte il carpooling </text:span><text:span text:style-name="T26">dinamico</text:span><text:span text:style-name="T22"> si avvale della recente adozione di dispositivi mobili, collegati ad Internet e con funzionalità di geo-localizzazione, per </text:span><text:span text:style-name="T23">c</text:span><text:span text:style-name="T22">r</text:span><text:span text:style-name="T23">eare</text:span><text:span text:style-name="T11"> opportunità </text:span><text:span text:style-name="T16">di </text:span><text:span text:style-name="T11"><text:s/>viaggio </text:span><text:span text:style-name="T16">in apparenza improvvisato</text:span><text:span text:style-name="T11">. </text:span><text:span text:style-name="T16">Le richieste del potenziale </text:span><text:span text:style-name="T17">passeggero </text:span><text:span text:style-name="T23">avvengono </text:span><text:span text:style-name="T17">direttamente sulla strada, </text:span><text:span text:style-name="T23">permettendogli di</text:span><text:span text:style-name="T17"> </text:span><text:span text:style-name="T23">trovare un passaggio</text:span><text:span text:style-name="T17"> adatt</text:span><text:span text:style-name="T23">o</text:span><text:span text:style-name="T17"> in pochi minuti. Attualmente non ci sono sistemi di</text:span><text:span text:style-name="T23"> carpooling </text:span><text:span text:style-name="T26">statico</text:span><text:span text:style-name="T23"> </text:span><text:span text:style-name="T17">ampiamente utilizzati. Anche se l'adozione </text:span><text:span text:style-name="T23">continua ad essere una</text:span><text:span text:style-name="T17"> questione fondamentale, </text:span><text:span text:style-name="T23">il carpooling </text:span><text:span text:style-name="T26">dinamico</text:span><text:span text:style-name="T17"> offre ancora molte sfide aperte </text:span><text:span text:style-name="T24">basilari</text:span><text:span text:style-name="T17"> per l'attuazione dell</text:span><text:span text:style-name="T25">'</text:span><text:span text:style-name="T17">infrastruttura tecnologica.</text:span></text:p>
      <text:p text:style-name="P10"><text:span text:style-name="T17"/></text:p>
      <text:p text:style-name="P10"><text:span text:style-name="T17">Questa tesi descrive Dycapo, un progetto open-source per abilitare servizi di carpooling dinamico. Dopo una rassegna dello stato dell'arte e</text:span><text:span text:style-name="T27">d</text:span><text:span text:style-name="T17"> un'analisi comparativa delle </text:span><text:span text:style-name="T27">problematiche legate al carpooling dinamico</text:span><text:span text:style-name="T17">, </text:span><text:span text:style-name="T27">descriviamo le due </text:span><text:span text:style-name="T17">componenti principali del progetto, </text:span><text:span text:style-name="T27">ovvero</text:span><text:span text:style-name="T17"> il protocollo e</text:span><text:span text:style-name="T27">d</text:span><text:span text:style-name="T17"> il server. Dycapo Protocol è un protocollo aperto </text:span><text:span text:style-name="T27">basato sull'architettura REST</text:span><text:span text:style-name="T17"> per la condivisione di informazioni di viaggio dinamico tra client e server carpooling, prendendo spunto dalla OpenTrip, un protocollo precedentemente proposto.</text:span><text:span text:style-name="T32">Dycapo Server è un prototipo di fornitura di servizi web per la dinamica funzionalità car pooling, implementazione Dycapo protocollo. </text:span><text:span text:style-name="T17">Il nostro obiettivo con il rilascio di un protocollo aperto e codice open source è di fornire una piattaforma standard manca e che i fornitori di servizi di car pooling dinamico può adottare ed estendere.</text:span></text:p>
      <text:p text:style-name="P8"><text:span text:style-name="T17"/></text:p>
      <text:p text:style-name="P6">This dissertation describes Dycapo, an open-source project <text:span text:style-name="T6">for enabling </text:span>dynamic carpooling services. After a review of the state of the art and a comparative analysis of dynamic carpooling issues, the two main components of the project are described, namely the protocol and the server. Dycapo Protocol is an open REST-based protocol for sharing trip information among dynamic carpooling clients and servers, taking inspiration from OpenTrip, a previously proposed protocol. Dycapo Server is a prototype providing web services for dynamic carpooling functionalities, implementing Dycapo <text:soft-page-break/>Protocol. Our aim with the release of an open protocol and open source code is to provide a missing standard and platform that providers of dynamic carpooling services can adopt and ext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style:font-name="Liberation Sans" officeooo:rsid="001c7574"/>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ree University of Bolzano - Faculty of Computer Science - Thesis</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Graziotin</meta:initial-creator>
    <meta:creation-date>2010-09-21T13:07:19</meta:creation-date>
    <dc:date>2010-09-23T18:11:29</dc:date>
    <dc:creator>Daniel Graziotin</dc:creator>
    <meta:editing-duration>PT05H49M47S</meta:editing-duration>
    <meta:editing-cycles>101</meta:editing-cycles>
    <meta:generator>OpenOffice.org/3.2$Unix OpenOffice.org_project/320m19$Build-9505</meta:generator>
    <meta:document-statistic meta:table-count="0" meta:image-count="1" meta:object-count="0" meta:page-count="3" meta:paragraph-count="16" meta:word-count="907" meta:character-count="6127"/>
  </office:meta>
</office:document-meta>
</file>